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1ead" officeooo:paragraph-rsid="001a1ead"/>
    </style:style>
    <style:style style:name="P2" style:family="paragraph" style:parent-style-name="Standard" style:list-style-name="L1">
      <style:text-properties officeooo:rsid="001fc595" officeooo:paragraph-rsid="001fc595"/>
    </style:style>
    <style:style style:name="P3" style:family="paragraph" style:parent-style-name="Standard" style:list-style-name="L1">
      <style:text-properties officeooo:rsid="001a1ead" officeooo:paragraph-rsid="00236015"/>
    </style:style>
    <style:style style:name="P4" style:family="paragraph" style:parent-style-name="Standard" style:list-style-name="L1">
      <style:text-properties officeooo:rsid="001a1ead" officeooo:paragraph-rsid="001fc595"/>
    </style:style>
    <style:style style:name="P5" style:family="paragraph" style:parent-style-name="Standard" style:list-style-name="L1">
      <style:text-properties officeooo:rsid="001ebe56" officeooo:paragraph-rsid="00236015"/>
    </style:style>
    <style:style style:name="P6" style:family="paragraph" style:parent-style-name="Standard" style:list-style-name="L1">
      <style:text-properties officeooo:rsid="001ebe56" officeooo:paragraph-rsid="001ebe56"/>
    </style:style>
    <style:style style:name="P7" style:family="paragraph" style:parent-style-name="Standard" style:list-style-name="L1">
      <style:text-properties officeooo:rsid="001ebe56" officeooo:paragraph-rsid="001fc595"/>
    </style:style>
    <style:style style:name="P8" style:family="paragraph" style:parent-style-name="Standard" style:list-style-name="L1">
      <style:text-properties officeooo:rsid="001fda65" officeooo:paragraph-rsid="001fda65"/>
    </style:style>
    <style:style style:name="T1" style:family="text">
      <style:text-properties officeooo:rsid="001d5d88"/>
    </style:style>
    <style:style style:name="T2" style:family="text">
      <style:text-properties officeooo:rsid="001ebe56"/>
    </style:style>
    <style:style style:name="T3" style:family="text">
      <style:text-properties officeooo:rsid="001fc595"/>
    </style:style>
    <style:style style:name="T4" style:family="text">
      <style:text-properties officeooo:rsid="00236015"/>
    </style:style>
    <style:style style:name="T5" style:family="text">
      <style:text-properties officeooo:rsid="0023edd3"/>
    </style:style>
    <style:style style:name="T6" style:family="text">
      <style:text-properties officeooo:rsid="002495c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bservações gerais relativos a cada projeto</text:p>
      <text:p text:style-name="P1"/>
      <text:list xml:id="list6478150238453001516" text:style-name="L1">
        <text:list-item>
          <text:p text:style-name="P2">Atividades preliminares:</text:p>
          <text:list>
            <text:list-item>
              <text:p text:style-name="P2">Definir os grupos com seus respectivos membros.</text:p>
            </text:list-item>
            <text:list-item>
              <text:p text:style-name="P2">Definir os líderes de cada grupo<text:span text:style-name="T2"> (gerente de projeto).</text:span></text:p>
            </text:list-item>
            <text:list-item>
              <text:p text:style-name="P2">Distribuir os projetos por grupos.</text:p>
            </text:list-item>
          </text:list>
        </text:list-item>
        <text:list-item>
          <text:p text:style-name="P2">Atividades de GCO</text:p>
          <text:list>
            <text:list-item>
              <text:p text:style-name="P3"><text:bookmark-start text:name="__DdeLink__76_2010915804"/><text:span text:style-name="T1">C</text:span>adastr<text:span text:style-name="T2">ar</text:span> <text:span text:style-name="T2">o projeto no GitHub.</text:span></text:p>
            </text:list-item>
            <text:list-item>
              <text:p text:style-name="P3"><text:span text:style-name="T4">Cadastrar os membros da equipe no </text:span>github. </text:p>
            </text:list-item>
            <text:list-item>
              <text:p text:style-name="P5">Todos os artefatos devem ser comitados no repositório do projeto.<text:bookmark-end text:name="__DdeLink__76_2010915804"/></text:p>
            </text:list-item>
            <text:list-item>
              <text:p text:style-name="P2"><text:bookmark-start text:name="__DdeLink__78_2010915804"/>Dar permissão de leitura ao professor no repositório.<text:bookmark-end text:name="__DdeLink__78_2010915804"/></text:p>
            </text:list-item>
          </text:list>
        </text:list-item>
        <text:list-item>
          <text:p text:style-name="P2">Atividades de Análise</text:p>
          <text:list>
            <text:list-item>
              <text:p text:style-name="P6"><text:bookmark-start text:name="__DdeLink__80_2010915804"/>Desenvolver o modelo de casos de uso<text:bookmark-end text:name="__DdeLink__80_2010915804"/></text:p>
              <text:list>
                <text:list-item>
                  <text:p text:style-name="P7">Diagramas devem ser gerados utilizando a ferramenta UML “astah”;</text:p>
                </text:list-item>
                <text:list-item>
                  <text:p text:style-name="P7">Criar o diagrama constando as classes necessárias para o desenvolvimento do projeto, contendo seus atributos e a respectiva documentação. Esta atividade deverá ser feita utilizando a ferramenta UML “astah”;</text:p>
                </text:list-item>
              </text:list>
            </text:list-item>
          </text:list>
        </text:list-item>
        <text:list-item>
          <text:p text:style-name="P2">Atividades de projeto</text:p>
          <text:list>
            <text:list-item>
              <text:p text:style-name="P4">Arquitetura <text:span text:style-name="T3">do projeto deverá definida utilizando o modelo de padrão </text:span>MVC <text:span text:style-name="T3">(3 camadas)</text:span>;</text:p>
            </text:list-item>
            <text:list-item>
              <text:p text:style-name="P2"><text:bookmark-start text:name="__DdeLink__82_2010915804"/>Refinar o diagrama de classes, adicionando-lhe as operações de cada classe, com seus respectivos tipos de retorno e parâmetros de entrada;<text:bookmark-end text:name="__DdeLink__82_2010915804"/></text:p>
            </text:list-item>
            <text:list-item>
              <text:p text:style-name="P2"><text:bookmark-start text:name="__DdeLink__84_2010915804"/>Gerar um diagrama de sequencia para <text:span text:style-name="T6">os</text:span> caso<text:span text:style-name="T6">s</text:span> de uso <text:span text:style-name="T6">mais complexos</text:span>, detalhando seu fluxo.<text:bookmark-end text:name="__DdeLink__84_2010915804"/></text:p>
            </text:list-item>
            <text:list-item>
              <text:p text:style-name="P2"><text:bookmark-start text:name="__DdeLink__86_2010915804"/>Gerar um diagrama de atividades para as operações mais complexas das classes <text:bookmark-end text:name="__DdeLink__86_2010915804"/>(normalmente operações de negócio). Não precisa gerar este diagrama para as operações CRUD;</text:p>
            </text:list-item>
            <text:list-item>
              <text:p text:style-name="P2"><text:bookmark-start text:name="__DdeLink__88_2010915804"/>Gerar um diagrama de transição de estados para modelar os estados das entidades que possuam tal natureza;<text:bookmark-end text:name="__DdeLink__88_2010915804"/></text:p>
            </text:list-item>
            <text:list-item>
              <text:p text:style-name="P2"><text:bookmark-start text:name="__DdeLink__90_2010915804"/>Desenvolver protótipos para todas as telas do sistema.<text:bookmark-end text:name="__DdeLink__90_2010915804"/> Sugiro a utilização da ferramenta: Balsamiq Mockups, que pode ser obtida em <text:a xlink:type="simple" xlink:href="https://balsamiq.com/download/" text:style-name="Internet_20_link" text:visited-style-name="Visited_20_Internet_20_Link">https://balsamiq.com/download/</text:a>. Pode-se usar a que acharem melhor, o que preciso avaliar é a imagem de cada tela.</text:p>
            </text:list-item>
            <text:list-item>
              <text:p text:style-name="P2"><text:bookmark-start text:name="__DdeLink__92_2010915804"/>Desenvolver o modelo de dados<text:bookmark-end text:name="__DdeLink__92_2010915804"/> utilizando a ferramentas MYSQL Workbench. Comitar no repositório o DER correspondente.</text:p>
            </text:list-item>
            <text:list-item>
              <text:p text:style-name="P8">Definir um projeto de testes para o sistema:</text:p>
              <text:list>
                <text:list-item>
                  <text:p text:style-name="P8">Para cada funcionalidade, definir um conjunto de casos de teste, constando os valores de entrada e os respectivos resultados esperados.</text:p>
                </text:list-item>
              </text:list>
            </text:list-item>
          </text:list>
        </text:list-item>
        <text:list-item>
          <text:p text:style-name="P8">Atividades de Gerenciamento de projeto:</text:p>
          <text:list>
            <text:list-item>
              <text:p text:style-name="P8">Definir um cronograma para estas atividades, pode-se usar uma planilha eletrônica ou pode usar a ferramenta openProj.</text:p>
            </text:list-item>
            <text:list-item>
              <text:p text:style-name="P8">Definir neste cronograma a data de início e final de cada tarefa, a ordem de dependência entre as tarefas e o(s) responsável(eis) por sua execução.</text:p>
            </text:list-item>
            <text:list-item>
              <text:p text:style-name="P8">Disponibilizar este cronograma até o dia <text:span text:style-name="T5">20</text:span>/<text:span text:style-name="T5">05</text:span>/201<text:span text:style-name="T5">6</text:span> no repositório do projeto. <text:s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lmar Arantes</meta:initial-creator>
    <meta:creation-date>2015-12-06T15:58:40.368087250</meta:creation-date>
    <dc:date>2016-05-13T18:04:35.834738031</dc:date>
    <meta:editing-duration>PT44M24S</meta:editing-duration>
    <meta:editing-cycles>13</meta:editing-cycles>
    <meta:generator>LibreOffice/4.4.5.2$Windows_x86 LibreOffice_project/a22f674fd25a3b6f45bdebf25400ed2adff0ff99</meta:generator>
    <dc:creator>Gilmar Arantes</dc:creator>
    <meta:document-statistic meta:table-count="0" meta:image-count="0" meta:object-count="0" meta:page-count="1" meta:paragraph-count="28" meta:word-count="370" meta:character-count="2368" meta:non-whitespace-character-count="2050"/>
  </office:meta>
</office:document-meta>
</file>